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17.122cm" fo:margin-left="-0.111cm" table:align="left"/>
    </style:style>
    <style:style style:name="Tabela2.A" style:family="table-column">
      <style:table-column-properties style:column-width="17.122cm"/>
    </style:style>
    <style:style style:name="Tabela2.A1" style:family="table-cell">
      <style:table-cell-properties fo:padding="0.097cm" fo:border="0.05pt solid #000000"/>
    </style:style>
    <style:style style:name="Tabela2.A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padding="0.097cm" fo:border="0.05pt solid #000000"/>
    </style:style>
    <style:style style:name="Tabela3.A2" style:family="table-cell">
      <style:table-cell-properties fo:padding="0.097cm" fo:border-left="0.05pt solid #000000" fo:border-right="0.05pt solid #000000" fo:border-top="none" fo:border-bottom="0.05pt solid #000000"/>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padding="0.097cm" fo:border="0.05pt solid #000000"/>
    </style:style>
    <style:style style:name="Tabela4.A2" style:family="table-cell">
      <style:table-cell-properties fo:padding="0.097cm" fo:border-left="0.05pt solid #000000" fo:border-right="0.05pt solid #000000" fo:border-top="none" fo:border-bottom="0.05pt solid #000000"/>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padding="0.097cm" fo:border="0.05pt solid #000000"/>
    </style:style>
    <style:style style:name="Tabela5.A2" style:family="table-cell">
      <style:table-cell-properties fo:padding="0.097cm" fo:border-left="0.05pt solid #000000" fo:border-right="0.05pt solid #000000" fo:border-top="none" fo:border-bottom="0.05pt solid #000000"/>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fo:padding="0.097cm" fo:border="0.05pt solid #000000"/>
    </style:style>
    <style:style style:name="Tabela6.A2" style:family="table-cell">
      <style:table-cell-properties fo:padding="0.097cm" fo:border-left="0.05pt solid #000000" fo:border-right="0.05pt solid #000000" fo:border-top="none" fo:border-bottom="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0a27df"/>
    </style:style>
    <style:style style:name="P4" style:family="paragraph" style:parent-style-name="Standard">
      <style:paragraph-properties fo:text-align="justify" style:justify-single-word="false"/>
      <style:text-properties officeooo:paragraph-rsid="000bc4b2"/>
    </style:style>
    <style:style style:name="P5" style:family="paragraph" style:parent-style-name="Standard">
      <style:paragraph-properties fo:text-align="justify" style:justify-single-word="false"/>
      <style:text-properties fo:font-weight="bold" officeooo:paragraph-rsid="000bc4b2" style:font-weight-asian="bold" style:font-weight-complex="bold"/>
    </style:style>
    <style:style style:name="P6" style:family="paragraph" style:parent-style-name="Standard">
      <style:paragraph-properties fo:text-align="center" style:justify-single-word="false"/>
      <style:text-properties fo:font-weight="bold" officeooo:paragraph-rsid="000bc4b2" style:font-weight-asian="bold" style:font-weight-complex="bold"/>
    </style:style>
    <style:style style:name="P7" style:family="paragraph" style:parent-style-name="Standard">
      <style:paragraph-properties fo:text-align="justify" style:justify-single-word="false"/>
      <style:text-properties fo:font-weight="bold" officeooo:rsid="000e44be" officeooo:paragraph-rsid="00181e85" style:font-weight-asian="bold" style:font-weight-complex="bold"/>
    </style:style>
    <style:style style:name="P8" style:family="paragraph" style:parent-style-name="Standard">
      <style:paragraph-properties fo:text-align="center" style:justify-single-word="false"/>
      <style:text-properties fo:font-weight="bold" officeooo:rsid="000e44be" officeooo:paragraph-rsid="000e44be" style:font-weight-asian="bold" style:font-weight-complex="bold"/>
    </style:style>
    <style:style style:name="P9" style:family="paragraph" style:parent-style-name="Standard">
      <style:paragraph-properties fo:text-align="justify" style:justify-single-word="false"/>
      <style:text-properties fo:font-weight="normal" officeooo:paragraph-rsid="000bc4b2" style:font-weight-asian="normal" style:font-weight-complex="normal"/>
    </style:style>
    <style:style style:name="P10" style:family="paragraph" style:parent-style-name="Standard">
      <style:paragraph-properties fo:text-align="justify" style:justify-single-word="false"/>
      <style:text-properties fo:font-weight="normal" officeooo:rsid="000e44be" officeooo:paragraph-rsid="000e44be" style:font-weight-asian="normal" style:font-weight-complex="normal"/>
    </style:style>
    <style:style style:name="P11" style:family="paragraph" style:parent-style-name="Standard">
      <style:paragraph-properties fo:text-align="justify" style:justify-single-word="false"/>
      <style:text-properties fo:font-weight="normal" officeooo:rsid="000e44be" officeooo:paragraph-rsid="00181e85" style:font-weight-asian="normal" style:font-weight-complex="normal"/>
    </style:style>
    <style:style style:name="P12" style:family="paragraph" style:parent-style-name="Standard">
      <style:paragraph-properties fo:text-align="start" style:justify-single-word="false"/>
      <style:text-properties fo:font-weight="normal" officeooo:rsid="000e44be" officeooo:paragraph-rsid="000e44be" style:font-weight-asian="normal" style:font-weight-complex="normal"/>
    </style:style>
    <style:style style:name="P13" style:family="paragraph" style:parent-style-name="Standard">
      <style:paragraph-properties fo:text-align="justify" style:justify-single-word="false"/>
      <style:text-properties fo:font-weight="normal" officeooo:rsid="0018ea59" officeooo:paragraph-rsid="0018ea59" style:font-weight-asian="normal" style:font-weight-complex="normal"/>
    </style:style>
    <style:style style:name="P14" style:family="paragraph" style:parent-style-name="Standard">
      <style:paragraph-properties fo:text-align="justify" style:justify-single-word="false"/>
      <style:text-properties fo:font-weight="normal" officeooo:rsid="002bb20d" officeooo:paragraph-rsid="002bb20d" style:font-weight-asian="normal" style:font-weight-complex="normal"/>
    </style:style>
    <style:style style:name="P15" style:family="paragraph" style:parent-style-name="Standard">
      <style:paragraph-properties fo:text-align="start" style:justify-single-word="false"/>
      <style:text-properties officeooo:paragraph-rsid="000bc4b2"/>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justify" style:justify-single-word="false"/>
      <style:text-properties officeooo:paragraph-rsid="0016c275"/>
    </style:style>
    <style:style style:name="P18" style:family="paragraph" style:parent-style-name="Table_20_Contents">
      <style:paragraph-properties fo:text-align="justify" style:justify-single-word="false"/>
      <style:text-properties officeooo:paragraph-rsid="0018ea59"/>
    </style:style>
    <style:style style:name="P19" style:family="paragraph" style:parent-style-name="Table_20_Contents">
      <style:paragraph-properties fo:text-align="justify" style:justify-single-word="false"/>
      <style:text-properties fo:font-weight="bold" style:font-weight-asian="bold" style:font-weight-complex="bold"/>
    </style:style>
    <style:style style:name="P20" style:family="paragraph" style:parent-style-name="Table_20_Contents">
      <style:paragraph-properties fo:text-align="justify" style:justify-single-word="false"/>
      <style:text-properties fo:font-weight="bold" officeooo:paragraph-rsid="0016c275" style:font-weight-asian="bold" style:font-weight-complex="bold"/>
    </style:style>
    <style:style style:name="P21" style:family="paragraph" style:parent-style-name="Table_20_Contents">
      <style:paragraph-properties fo:text-align="center" style:justify-single-word="false"/>
      <style:text-properties fo:font-weight="bold" style:font-weight-asian="bold" style:font-weight-complex="bold"/>
    </style:style>
    <style:style style:name="P22" style:family="paragraph" style:parent-style-name="Table_20_Contents">
      <style:paragraph-properties fo:text-align="justify" style:justify-single-word="false"/>
      <style:text-properties fo:font-weight="normal" officeooo:paragraph-rsid="0016c275" style:font-weight-asian="normal" style:font-weight-complex="normal"/>
    </style:style>
    <style:style style:name="P23" style:family="paragraph" style:parent-style-name="Standard" style:list-style-name="L1">
      <style:paragraph-properties fo:text-align="justify" style:justify-single-word="false"/>
    </style:style>
    <style:style style:name="P24" style:family="paragraph" style:parent-style-name="Standard" style:list-style-name="L2">
      <style:paragraph-properties fo:text-align="justify" style:justify-single-word="false"/>
      <style:text-properties officeooo:paragraph-rsid="000bc4b2"/>
    </style:style>
    <style:style style:name="P25" style:family="paragraph" style:parent-style-name="Standard" style:list-style-name="L5">
      <style:paragraph-properties fo:text-align="justify" style:justify-single-word="false"/>
      <style:text-properties officeooo:paragraph-rsid="000bc4b2"/>
    </style:style>
    <style:style style:name="P26" style:family="paragraph" style:parent-style-name="Standard" style:list-style-name="L3">
      <style:paragraph-properties fo:text-align="start" style:justify-single-word="false"/>
      <style:text-properties fo:font-weight="normal" officeooo:paragraph-rsid="000bc4b2" style:font-weight-asian="normal" style:font-weight-complex="normal"/>
    </style:style>
    <style:style style:name="P27" style:family="paragraph" style:parent-style-name="Standard" style:list-style-name="L4">
      <style:paragraph-properties fo:text-align="justify" style:justify-single-word="false"/>
      <style:text-properties fo:font-weight="normal" officeooo:paragraph-rsid="000bc4b2" style:font-weight-asian="normal" style:font-weight-complex="normal"/>
    </style:style>
    <style:style style:name="P28" style:family="paragraph" style:parent-style-name="Standard" style:list-style-name="L13">
      <style:paragraph-properties fo:text-align="justify" style:justify-single-word="false"/>
      <style:text-properties fo:font-weight="normal" officeooo:rsid="000e44be" officeooo:paragraph-rsid="000e44be" style:font-weight-asian="normal" style:font-weight-complex="normal"/>
    </style:style>
    <style:style style:name="P29" style:family="paragraph" style:parent-style-name="Standard" style:list-style-name="L5">
      <style:paragraph-properties fo:text-align="start" style:justify-single-word="false"/>
      <style:text-properties officeooo:paragraph-rsid="000bc4b2"/>
    </style:style>
    <style:style style:name="P30" style:family="paragraph" style:parent-style-name="Table_20_Contents" style:list-style-name="L6">
      <style:paragraph-properties fo:text-align="justify" style:justify-single-word="false"/>
    </style:style>
    <style:style style:name="P31" style:family="paragraph" style:parent-style-name="Table_20_Contents" style:list-style-name="L7">
      <style:paragraph-properties fo:text-align="justify" style:justify-single-word="false"/>
    </style:style>
    <style:style style:name="P32" style:family="paragraph" style:parent-style-name="Table_20_Contents" style:list-style-name="L10">
      <style:paragraph-properties fo:text-align="justify" style:justify-single-word="false"/>
    </style:style>
    <style:style style:name="P33" style:family="paragraph" style:parent-style-name="Table_20_Contents" style:list-style-name="L12">
      <style:paragraph-properties fo:text-align="justify" style:justify-single-word="false"/>
    </style:style>
    <style:style style:name="P34" style:family="paragraph" style:parent-style-name="Table_20_Contents" style:list-style-name="L8">
      <style:paragraph-properties fo:text-align="justify" style:justify-single-word="false"/>
      <style:text-properties officeooo:rsid="00103959" officeooo:paragraph-rsid="00103959"/>
    </style:style>
    <style:style style:name="P35" style:family="paragraph" style:parent-style-name="Table_20_Contents" style:list-style-name="L9">
      <style:paragraph-properties fo:text-align="justify" style:justify-single-word="false"/>
      <style:text-properties officeooo:rsid="00103959" officeooo:paragraph-rsid="00103959"/>
    </style:style>
    <style:style style:name="P36" style:family="paragraph" style:parent-style-name="Table_20_Contents" style:list-style-name="L11">
      <style:paragraph-properties fo:text-align="justify" style:justify-single-word="false"/>
      <style:text-properties officeooo:rsid="00103959" officeooo:paragraph-rsid="00103959"/>
    </style:style>
    <style:style style:name="P37" style:family="paragraph" style:parent-style-name="Table_20_Contents" style:list-style-name="L12">
      <style:paragraph-properties fo:text-align="justify" style:justify-single-word="false"/>
      <style:text-properties fo:background-color="transparent"/>
    </style:style>
    <style:style style:name="T1" style:family="text">
      <style:text-properties fo:font-weight="normal" style:font-weight-asian="normal" style:font-weight-complex="normal"/>
    </style:style>
    <style:style style:name="T2" style:family="text">
      <style:text-properties fo:font-weight="normal" officeooo:rsid="000a27df" style:font-weight-asian="normal" style:font-weight-complex="normal"/>
    </style:style>
    <style:style style:name="T3" style:family="text">
      <style:text-properties fo:font-weight="normal" officeooo:rsid="00181e85" style:font-weight-asian="normal" style:font-weight-complex="normal"/>
    </style:style>
    <style:style style:name="T4" style:family="text">
      <style:text-properties officeooo:rsid="0008b141"/>
    </style:style>
    <style:style style:name="T5" style:family="text">
      <style:text-properties fo:font-weight="bold" style:font-weight-asian="bold" style:font-weight-complex="bold"/>
    </style:style>
    <style:style style:name="T6" style:family="text">
      <style:text-properties fo:font-weight="bold" officeooo:rsid="000a134b" style:font-weight-asian="bold" style:font-weight-complex="bold"/>
    </style:style>
    <style:style style:name="T7" style:family="text">
      <style:text-properties officeooo:rsid="000a27df"/>
    </style:style>
    <style:style style:name="T8" style:family="text">
      <style:text-properties officeooo:rsid="000e44be"/>
    </style:style>
    <style:style style:name="T9" style:family="text">
      <style:text-properties officeooo:rsid="00103959"/>
    </style:style>
    <style:style style:name="T10" style:family="text">
      <style:text-properties officeooo:rsid="001234eb"/>
    </style:style>
    <style:style style:name="T11" style:family="text">
      <style:text-properties officeooo:rsid="0012e532"/>
    </style:style>
    <style:style style:name="T12" style:family="text">
      <style:text-properties officeooo:rsid="0016c275"/>
    </style:style>
    <style:style style:name="T13" style:family="text">
      <style:text-properties officeooo:rsid="00181e85"/>
    </style:style>
    <style:style style:name="T14" style:family="text">
      <style:text-properties officeooo:rsid="0018ea59"/>
    </style:style>
    <style:style style:name="T15" style:family="text">
      <style:text-properties officeooo:rsid="001d629b"/>
    </style:style>
    <style:style style:name="T16" style:family="text">
      <style:text-properties officeooo:rsid="001e6636"/>
    </style:style>
    <style:style style:name="T17" style:family="text">
      <style:text-properties officeooo:rsid="002c4453"/>
    </style:style>
    <style:style style:name="T18" style:family="text">
      <style:text-properties fo:background-color="#fff200" loext:char-shading-value="0"/>
    </style:style>
    <style:style style:name="T19" style:family="text">
      <style:text-properties fo:background-color="#fff200" loext:char-shading-value="0"/>
    </style:style>
    <style:style style:name="T20" style:family="text">
      <style:text-properties fo:background-color="transparent" loext:char-shading-value="0"/>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ejamento engloba três atividades principais:</text:p>
      <text:p text:style-name="P1"/>
      <text:list xml:id="list2592099849" text:style-name="L1">
        <text:list-item>
          <text:p text:style-name="P23">Definir um cronograma de atividades: estabelecer as atividades que devem ser realizadas, as etapas a serem seguidas e a ordem cronológica de execução;</text:p>
          <text:p text:style-name="P23"/>
        </text:list-item>
        <text:list-item>
          <text:p text:style-name="P23">Fazer alocação de recursos: definir quem realiza as atividades e quais ferramentas/recursos a serem utilizados;</text:p>
          <text:p text:style-name="P23"/>
        </text:list-item>
        <text:list-item>
          <text:p text:style-name="P23">Definir marcos de projeto – estabelecer os marcos, ou milestones, a serem alcançados com objetivo de se fazer o acompanhamento.</text:p>
        </text:list-item>
      </text:list>
      <text:p text:style-name="P2"/>
      <text:p text:style-name="P2"><text:span text:style-name="T4"><text:tab/>O</text:span> planejamento é acompanhado da atividade de monitoração ou supervisão que visa avaliar se o progresso que tem sido alcançado está em conformidade com o que foi estabelecido no plano. </text:p>
      <text:p text:style-name="P2"/>
      <text:p text:style-name="P2"><text:span text:style-name="T6">P</text:span><text:span text:style-name="T5">lano de teste:</text:span> Trata-se de um documento ou mapa no qual se definem escopo e objetivos, além de requisitos, estratégias e recursos a serem empregados nas atividades de testes de software.</text:p>
      <text:p text:style-name="P2"/>
      <text:p text:style-name="P2"><text:span text:style-name="T5">Teste de Software: </text:span><text:span text:style-name="T1">Teste de software é uma das atividades do processo de desenvolvimento de sistema de software que visa executar um programa de modo sistemático com o objetivo de encontrar falhas. </text:span><text:span text:style-name="T2">I</text:span><text:span text:style-name="T1">sto requer verificação e validação de software. </text:span>E, além de encontrar falhas, testes objetivam aumentar a confiabilidade de um sistema de software, isto é, aumentar a probabilidade de que um sistema continuará funcionando sem falhas durante um período de tempo.</text:p>
      <text:p text:style-name="P2"/>
      <text:p text:style-name="P3"><text:span text:style-name="T7">R</text:span>ealizar os testes de software implica em responder às questões:<text:tab/></text:p>
      <text:list xml:id="list3168809055" text:style-name="L2">
        <text:list-item>
          <text:p text:style-name="P24">Quais atributos da qualidade deverão ser testados?<text:tab/></text:p>
        </text:list-item>
        <text:list-item>
          <text:p text:style-name="P24">Quem realizará os testes?<text:tab/></text:p>
        </text:list-item>
        <text:list-item>
          <text:p text:style-name="P24">Quais recursos serão utilizados?</text:p>
        </text:list-item>
        <text:list-item>
          <text:p text:style-name="P24">Quais as dependências entre os atributos de qualidade?</text:p>
        </text:list-item>
        <text:list-item>
          <text:p text:style-name="P24">Quais as dependências entre as atividades de desenvolvimento?</text:p>
        </text:list-item>
        <text:list-item>
          <text:p text:style-name="P24">Como o processo e a qualidade do sistema de software serão acompanhados?</text:p>
        </text:list-item>
      </text:list>
      <text:p text:style-name="P4"><text:tab/></text:p>
      <text:p text:style-name="P6">Plano de Teste</text:p>
      <text:p text:style-name="P9">O plano de teste é um dos documentos produzidos na condução de um projeto. Ele funciona como:</text:p>
      <text:list xml:id="list1389008795" text:style-name="L3">
        <text:list-item>
          <text:p text:style-name="P26">Um ‘integrador’ entre diversas atividades de testes no projeto;</text:p>
        </text:list-item>
        <text:list-item>
          <text:p text:style-name="P26">Mecanismo de comunicação para os stakeholders (i.e. a equipe de testes e outros interessados);</text:p>
        </text:list-item>
        <text:list-item>
          <text:p text:style-name="P26">Guia para execução e controle das atividades de testes.</text:p>
          <text:p text:style-name="P26"/>
        </text:list-item>
      </text:list>
      <text:p text:style-name="P9"><text:tab/>O plano de teste, que pode ser elaborado pelo gerente de projeto ou gerente de testes, visa planejar as atividades a serem realizadas, definir os métodos a serem empregados, planejar a capacidade necessária, estabelecer métricas e formas de acompanhamento do processo. Nesse sentido, deve conter:</text:p>
      <text:list xml:id="list3008258063" text:style-name="L4">
        <text:list-item>
          <text:p text:style-name="P27">Introdução com identificação do projeto (definições, abreviações, referências), definição de escopo e objetivos;</text:p>
        </text:list-item>
        <text:list-item>
          <text:p text:style-name="P27">Conjunto de requisitos a serem testados;</text:p>
        </text:list-item>
        <text:list-item>
          <text:p text:style-name="P27">Tipos de testes a serem realizados e ferramentas utilizadas;</text:p>
        </text:list-item>
        <text:list-item>
          <text:p text:style-name="P27">Recursos utilizados nos testes;</text:p>
        </text:list-item>
        <text:list-item>
          <text:p text:style-name="P27">Cronograma de atividades (e definição de marcos de projeto).</text:p>
          <text:p text:style-name="P27"/>
        </text:list-item>
      </text:list>
      <text:p text:style-name="P15">Em outras palavras, um plano de teste deve definir: </text:p>
      <text:list xml:id="list1523548625" text:style-name="L5">
        <text:list-item>
          <text:p text:style-name="P29">Os itens a serem testados: o escopo e objetivos do plano devem ser estabelecidos no início do projeto.</text:p>
        </text:list-item>
        <text:list-item>
          <text:p text:style-name="P25"><text:soft-page-break/>Atividades e recursos a serem empregados: as estratégias de testes e recursos utilizados devem ser definidos, bem como toda e qualquer restrição imposta sobre as atividades e/ou recursos.</text:p>
        </text:list-item>
        <text:list-item>
          <text:p text:style-name="P25">Os tipos de testes a serem realizados e ferramentas empregadas: os tipos de testes e a ordem cronológica de sua ocorrência são estabelecidos no plano.</text:p>
        </text:list-item>
        <text:list-item>
          <text:p text:style-name="P25">Critérios para avaliar os resultados obtidos: métricas devem ser definidas para acompanhar os resultados alcançados.</text:p>
        </text:list-item>
      </text:list>
      <text:p text:style-name="P4"><text:tab/>Perceba que o planejamento é necessário a fim de antecipar o que pode ocorrer e, portanto, provisionar os recursos necessários nos momentos adequados. Isto significa coordenar o processo de teste de modo a perseguir a meta de qualidade do produto (sistema de software).</text:p>
      <text:p text:style-name="P4"/>
      <text:p text:style-name="P6">Exemplificando o Plano de Teste</text:p>
      <text:p text:style-name="P5"><text:tab/><text:span text:style-name="T1">O plano de teste contém um conjunto de informações que permite ao gerente de projeto não apenas coordenar as atividades de testes de um projeto, mas também monitorar seu progresso e verificar se o executado está em conformidade com o planejado.</text:span></text:p>
      <text:p text:style-name="P9"/>
      <text:p text:style-name="P10"><text:tab/>A lista abaixo apresenta uma relação dos itens consideradas imprescindíveis em um plano de teste. A relação de itens não pressupõe a intenção de ser completo, mas de apontar os itens considerados como obrigatórios num plano de teste de uma instituição.</text:p>
      <table:table table:name="Tabela1" table:style-name="Tabela1">
        <table:table-column table:style-name="Tabela1.A"/>
        <table:table-column table:style-name="Tabela1.B"/>
        <table:table-row>
          <table:table-cell table:style-name="Tabela1.A1" office:value-type="string">
            <text:p text:style-name="P21">Itens de um Plano de Teste <text:span text:style-name="T10">(Sessões)</text:span></text:p>
          </table:table-cell>
          <table:table-cell table:style-name="Tabela1.B1" office:value-type="string">
            <text:p text:style-name="P21">Conteúdo</text:p>
          </table:table-cell>
        </table:table-row>
        <table:table-row>
          <table:table-cell table:style-name="Tabela1.A2" office:value-type="string">
            <text:list xml:id="list4255971726" text:style-name="L6">
              <text:list-header>
                <text:p text:style-name="P30"><text:span text:style-name="T8">1. </text:span>Introdução</text:p>
              </text:list-header>
            </text:list>
          </table:table-cell>
          <table:table-cell table:style-name="Tabela1.B2" office:value-type="string">
            <text:p text:style-name="P16"><text:span text:style-name="T20">Contém uma identificação do projeto, descrição dos objetivos do documento, o público ao qual ele se destina</text:span> e escopo do projeto a ser desenvolvido. Pode adicionalmente conter termos e abreviações usadas, além de informar como o plano deve evoluir.</text:p>
          </table:table-cell>
        </table:table-row>
        <table:table-row>
          <table:table-cell table:style-name="Tabela1.A2" office:value-type="string">
            <text:list xml:id="list340845432" text:style-name="L7">
              <text:list-header>
                <text:p text:style-name="P31"><text:span text:style-name="T8">2. </text:span>Requisitos a serem testados</text:p>
              </text:list-header>
            </text:list>
          </table:table-cell>
          <table:table-cell table:style-name="Tabela1.B2" office:value-type="string">
            <text:p text:style-name="P16">Esta seção descreve em linhas gerais o conjunto de requisitos a serem testados no projeto a ser desenvolvido, comunicando o que deve ser verificado. Exemplos de requisitos a serem testados são: desempenho, segurança, interface de usuário, controle de acesso, funcionalidades.</text:p>
          </table:table-cell>
        </table:table-row>
        <table:table-row>
          <table:table-cell table:style-name="Tabela1.A2" office:value-type="string">
            <text:list xml:id="list2538044756" text:style-name="L8">
              <text:list-header>
                <text:p text:style-name="P34">3. Estratégias e ferramentas de teste</text:p>
              </text:list-header>
            </text:list>
          </table:table-cell>
          <table:table-cell table:style-name="Tabela1.B2" office:value-type="string">
            <text:p text:style-name="P16">Apresenta um conjunto de tipos de testes a serem realizados, respectivas técnicas empregadas e critério de finalização de teste. Além disso, é listado o conjunto de ferramentas utilizadas.</text:p>
          </table:table-cell>
        </table:table-row>
        <table:table-row>
          <table:table-cell table:style-name="Tabela1.A2" office:value-type="string">
            <text:list xml:id="list3555880825" text:style-name="L9">
              <text:list-header>
                <text:p text:style-name="P35">4. Equipe e infra-estrutura</text:p>
              </text:list-header>
            </text:list>
          </table:table-cell>
          <table:table-cell table:style-name="Tabela1.B2" office:value-type="string">
            <text:p text:style-name="P16">Contém descrição da equipe e da infra-estrutura utilizada para o desenvolvimento das atividades de testes, incluindo: pessoal, equipamentos, software de apoio, materiais, dentre outros. Isto visa garantir uma estrutura adequada para a execução das atividades de testes previstas no plano.</text:p>
          </table:table-cell>
        </table:table-row>
        <table:table-row>
          <table:table-cell table:style-name="Tabela1.A2" office:value-type="string">
            <text:list xml:id="list3050482627" text:style-name="L10">
              <text:list-header>
                <text:p text:style-name="P32"><text:span text:style-name="T9">5. </text:span>Cronograma de atividades</text:p>
              </text:list-header>
            </text:list>
          </table:table-cell>
          <table:table-cell table:style-name="Tabela1.B2" office:value-type="string">
            <text:p text:style-name="P16">Contém uma descrição de marcos importantes (milestones) das atividades (incluindo as datas de início e fim da atividade). Apenas marcos relevantes devem ser listados, ou seja, aqueles que contribuirão nas atividades de testes. Por exemplo: projeto de testes, execução de testes ou <text:soft-page-break/>avaliação de testes.</text:p>
          </table:table-cell>
        </table:table-row>
        <table:table-row>
          <table:table-cell table:style-name="Tabela1.A2" office:value-type="string">
            <text:list xml:id="list1140898409" text:style-name="L11">
              <text:list-header>
                <text:p text:style-name="P36">6. Documentação complementar</text:p>
              </text:list-header>
            </text:list>
          </table:table-cell>
          <table:table-cell table:style-name="Tabela1.B2" office:value-type="string">
            <text:p text:style-name="P16">Apresenta-se uma relação dos documentos pertinentes ao projeto.</text:p>
          </table:table-cell>
        </table:table-row>
      </table:table>
      <text:p text:style-name="P10"/>
      <text:p text:style-name="P10"><text:tab/>A<text:span text:style-name="T17">s</text:span> subseções, destacados nos quadros a seguir (enumerados de 1 a 6), ilustram o conteúdo que compõe um plano de teste. O Quadro 1 destaca a seção 1 do plano de teste.</text:p>
      <text:p text:style-name="P10"/>
      <table:table table:name="Tabela2" table:style-name="Tabela2">
        <table:table-column table:style-name="Tabela2.A"/>
        <table:table-row>
          <table:table-cell table:style-name="Tabela2.A1" office:value-type="string">
            <text:p text:style-name="P16">1. Introdução: Este documento apresenta o planejamento das atividades de testes do sistema Exemplo o qual será utilizado como base para as atividades de acompanhamento, revisão, verificação e validação do projeto, desde seu início até sua conclusão, a fim de garantir a análise comparativa do resultado real versus planejado. Desta forma, ações corretivas e preventivas poderão ser tomadas, sempre que resultados reais desviarem significativamente do planejado.</text:p>
          </table:table-cell>
        </table:table-row>
        <table:table-row>
          <table:table-cell table:style-name="Tabela2.A2" office:value-type="string">
            <text:p text:style-name="P16">1.1 Termos e acrônimos: Esta seção explica o conceito de um subconjunto de termos importantes que serão mencionados no decorrer deste documento. Estes termos são descritos na Tabela 2, estando apresentados por ordem alfabética. <text:span text:style-name="T11">(Ver imagem no site https://www.devmedia.com.br/plano-de-teste-um-mapa-essencial-para-teste-de-software/13824).</text:span></text:p>
          </table:table-cell>
        </table:table-row>
        <table:table-row>
          <table:table-cell table:style-name="Tabela2.A2" office:value-type="string">
            <text:p text:style-name="P16">1.2 Objetivos: Esta seção contém o conjunto de objetivos que orientam as atividades de testes do sistema a ser desenvolvido. Esse documento do Plano de Testes do sistema Exemplo possui os seguintes objetivos: </text:p>
            <text:list xml:id="list1959147091" text:style-name="L12">
              <text:list-item>
                <text:p text:style-name="P33">Levantar as informações de projeto pertinentes e os componentes de software a serem testados.</text:p>
              </text:list-item>
              <text:list-item>
                <text:p text:style-name="P37">Definir o conjunto de requisitos a serem testados (alto nível).</text:p>
              </text:list-item>
              <text:list-item>
                <text:p text:style-name="P37">Definir e detalhar as estratégias de teste a serem utilizadas.</text:p>
              </text:list-item>
              <text:list-item>
                <text:p text:style-name="P33">Definir os recursos necessários e obter uma estimativa dos esforços das atividades de teste.</text:p>
              </text:list-item>
              <text:list-item>
                <text:p text:style-name="P33">Identificar os artefatos resultantes das atividades de testes.</text:p>
              </text:list-item>
            </text:list>
          </table:table-cell>
        </table:table-row>
        <table:table-row>
          <table:table-cell table:style-name="Tabela2.A2" office:value-type="string">
            <text:p text:style-name="P16">1.3 Sistema Exemplo: Este documento especifica o plano de teste de um sistema que deve prover notícias e conteúdo online, denominado de Sistema Exemplo, a ser desenvolvido para a Empresa XYZ. Seu propósito é prover notícias sobre os mais variados conteúdos, permitindo acesso integral apenas a usuários leitores cadastrados no sistema.</text:p>
          </table:table-cell>
        </table:table-row>
        <table:table-row>
          <table:table-cell table:style-name="Tabela2.A2" office:value-type="string">
            <text:p text:style-name="P16">1.4 Escopo: Este projeto aborda um sistema Exemplo de informação online, com foco em prover conteúdo online. Este sistema Exemplo necessitará fazer testes unitários, de integração e de sistema. Os testes unitários e de integração visam tratar a qualidade funcional, a interface gráfica e controle de acesso. Por outro lado, os testes de sistema tratarão as questões de desempenho. Para a execução dos testes serão utilizadas máquinas o mais idênticas possível, em termos de hardware, àquelas que serão implantadas no cliente (provedor de conteúdo online, como um portal de notícias), a fim de garantir a previsibilidade de desempenho e compatibilidade. Outros testes como os testes de stress, de volume e de falha/recuperação não serão realizados por se considerar que o ambiente de implantação do sistema <text:span text:style-name="T15">não</text:span> está sujeito a esse tipo de ocorrência, as quais podem ser facilmente previstas e tratadas pelo cliente.</text:p>
          </table:table-cell>
        </table:table-row>
        <table:table-row>
          <table:table-cell table:style-name="Tabela2.A2" office:value-type="string">
            <text:p text:style-name="P16">1.5 Documentação do projeto: Esta seção contém informações sobre o conjunto de documentos disponíveis e respectiva situação de revisão, os quais são importantes no plano de teste. O quadro abaixo ilustra uma situação exemplo.</text:p>
          </table:table-cell>
        </table:table-row>
      </table:table>
      <text:p text:style-name="P10"/>
      <text:p text:style-name="P10">O Quadro 2 representa a seção 2 do documento e apresenta um conjunto de requisitos a serem testados:</text:p>
      <table:table table:name="Tabela3" table:style-name="Tabela3">
        <table:table-column table:style-name="Tabela3.A"/>
        <table:table-row>
          <table:table-cell table:style-name="Tabela3.A1" office:value-type="string">
            <text:p text:style-name="P16">2. Requisitos a serem testados: Esta seção apresenta um conjunto de requisitos funcionais e não funcionais que foram identificados durante o levantamento de requisitos e para os quais os testes abaixo são considerados como necessários (representam um extrato do que será testado).</text:p>
          </table:table-cell>
        </table:table-row>
        <text:soft-page-break/>
        <table:table-row>
          <table:table-cell table:style-name="Tabela3.A2" office:value-type="string">
            <text:p text:style-name="P16">Teste da Interface do Usuário:</text:p>
            <text:p text:style-name="P16">a) <text:s text:c="4"/>Navegue através de todas as funcionalidades, verificando que cada tela de interface gráfica pode ser rapidamente entendida e facilmente utilizada.</text:p>
            <text:p text:style-name="P16"/>
            <text:p text:style-name="P16">b) <text:s text:c="4"/>Verifique que se a ajuda online está funcionando adequadamente.</text:p>
          </table:table-cell>
        </table:table-row>
        <table:table-row>
          <table:table-cell table:style-name="Tabela3.A2" office:value-type="string">
            <text:p text:style-name="P16">Teste Funcional</text:p>
            <text:p text:style-name="P16">a) <text:s text:c="4"/>Verifique se as informações úteis obtidas pelo subsistema responsável são automaticamente e periodicamente atualizadas.</text:p>
            <text:p text:style-name="P16"/>
            <text:p text:style-name="P16">b) <text:s text:c="4"/>Verifique se qualquer usuário pode acessar as notícias e outras informações disponíveis no portal.</text:p>
          </table:table-cell>
        </table:table-row>
        <table:table-row>
          <table:table-cell table:style-name="Tabela3.A2" office:value-type="string">
            <text:p text:style-name="P16">Teste de Desempenho</text:p>
            <text:p text:style-name="P16">a) <text:s text:c="4"/>Verifique o tempo de resposta da rede interna e do servidor em relação aos terminais.</text:p>
            <text:p text:style-name="P16"/>
            <text:p text:style-name="P16">b) <text:s text:c="4"/>Verifique o tempo de consulta/atualização do subsistema de notícias e outras informações.</text:p>
            <text:p text:style-name="P16"/>
            <text:p text:style-name="P16">c) <text:s text:c="4"/>Verifique se o tempo de resposta para operações que envolvam dados multimídia (imagens, vídeos, etc.) não ultrapassam 15 segundos.</text:p>
          </table:table-cell>
        </table:table-row>
        <table:table-row>
          <table:table-cell table:style-name="Tabela3.A2" office:value-type="string">
            <text:p text:style-name="P16">Teste do Banco de Dados</text:p>
            <text:p text:style-name="P16">a) <text:s text:c="4"/>Verifique se as informações de conteúdos, notícias, categorias e demais informações podem ser inseridos, atualizados e consultados pelo administrador de sistema.</text:p>
            <text:p text:style-name="P16"/>
            <text:p text:style-name="P16">b) <text:s text:c="4"/>Verifique se as informações úteis obtidas pelo subsistema responsável podem ser atualizadas e que as mesmas podem ser apresentadas.</text:p>
            <text:p text:style-name="P16"/>
            <text:p text:style-name="P16">c) <text:s text:c="4"/>Verifique se as informações do portal de notícias possam ser consultadas pelos usuários.</text:p>
            <text:p text:style-name="P16"/>
            <text:p text:style-name="P16">d) <text:s text:c="4"/>Verifique se as informações úteis disponíveis no portal possam ser consultadas.</text:p>
          </table:table-cell>
        </table:table-row>
      </table:table>
      <text:p text:style-name="P10"/>
      <text:p text:style-name="P10">(Note que um sistema possui diversos requisitos que podem ser verificados através de outros tipos de testes como teste de carga, teste de instalação, teste de volume, teste de stress, teste de configuração. Por exemplo, num teste de segurança e de controle de acesso, você pode verificar se usuários não cadastrados podem acessar informações restritas aos cadastrados. Adicionalmente, você pode checar se, além do administrador, ninguém mais pode inserir, atualizar ou remover dados do sistema).</text:p>
      <text:p text:style-name="P10"/>
      <text:p text:style-name="P10">O Quadro 3 caracteriza a seção dos requisitos do sistema, que apresenta uma visão geral do projeto trazendo objetivos, participantes e mecanismos de evolução do plano de teste e aceitação. Quadro 3. Estratégias e ferramentas de teste:</text:p>
      <text:p text:style-name="P10"/>
      <table:table table:name="Tabela4" table:style-name="Tabela4">
        <table:table-column table:style-name="Tabela4.A"/>
        <table:table-row>
          <table:table-cell table:style-name="Tabela4.A1" office:value-type="string">
            <text:p text:style-name="P16">3. Estratégias e ferramentas de teste: Esta seção apresenta um conjunto de tipos de testes a serem realizados onde, para cada tipo de teste adotado, definem-se as técnicas utilizadas, o critério de finalização de teste e outras suposições ou considerações especificas para o teste. Adicionalmente, informa-se o conjunto de ferramentas empregadas.</text:p>
          </table:table-cell>
        </table:table-row>
        <table:table-row>
          <table:table-cell table:style-name="Tabela4.A2" office:value-type="string">
            <text:p text:style-name="P16">Estratégias: As estratégias compreendem um conjunto de testes empregados com o objetivo de verificar aspectos específicos do sistema em desenvolvimento (abaixo, apresenta-se um extrato de possíveis testes que podem ser adotados).</text:p>
          </table:table-cell>
        </table:table-row>
        <table:table-row>
          <table:table-cell table:style-name="Tabela4.A2" office:value-type="string">
            <text:p text:style-name="P17">TESTE FUNCIONAL (VER <text:span text:style-name="T12">ABAIXO</text:span>): </text:p>
            <text:p text:style-name="P17"><text:span text:style-name="T5">Objetivo do Teste:</text:span> Assegurar a funcionalidade adequada do teste, incluindo navegação, entrada de <text:soft-page-break/>dados, processamento e recuperação.</text:p>
            <text:p text:style-name="P17"><text:span text:style-name="T5">Técnica:</text:span> Executar cada caso de uso e fluxo de caso de uso, usando dados válidos e inválidos a fim de verificar:</text:p>
            <text:p text:style-name="P17">Se os resultados esperados ocorrem quando dados válidos são usados</text:p>
            <text:p text:style-name="P17">Se mensagens de erro ou aviso apropriadas são exibidas quando dados inválidos são usados.</text:p>
            <text:p text:style-name="P17">Se cada regra de negócio está sendo aplicada de maneira apropriada</text:p>
            <text:p text:style-name="P20">Critério de Finalização: <text:s/></text:p>
            <text:p text:style-name="P22">Todos os testes planejados foram executados.</text:p>
            <text:p text:style-name="P22">Todos os defeitos identificados foram tratados. </text:p>
            <text:p text:style-name="P20">Considerações Especiais: <text:span text:style-name="T1">Nenhuma</text:span></text:p>
          </table:table-cell>
        </table:table-row>
        <table:table-row>
          <table:table-cell table:style-name="Tabela4.A2" office:value-type="string">
            <text:p text:style-name="P16">TESTE DE INTERFACE DE USUÁRIO (VER <text:span text:style-name="T13">ABAIXO</text:span>):</text:p>
            <text:p text:style-name="P19">Objetivo do Teste: <text:span text:style-name="T1">Verificar se a navegação através das funcionalidades testadas refletem as funções e os requisitos do negócio apropriadamente, incluindo janela-a-janela, campo-a-campo, e o uso de métodos de acesso (movimentos do mouse, teclas aceleradoras). Checar se os objetos e características da janela, tais como menus, tamanho, posição, estado e foco conformam-se aos padrões.</text:span></text:p>
            <text:p text:style-name="P19">Técnica:<text:span text:style-name="T1"> Criar ou modificar os testes para cada janela a fim de verificar a navegação e os estados de objeto adequados para cada janela e objetos da aplicação.</text:span></text:p>
            <text:p text:style-name="P19">Considerações Especiais:<text:span text:style-name="T1"> Todas as propriedades para objetos devem ser acessadas.</text:span></text:p>
          </table:table-cell>
        </table:table-row>
        <table:table-row>
          <table:table-cell table:style-name="Tabela4.A2" office:value-type="string">
            <text:p text:style-name="P16">Ferramentas: Um conjunto de ferramentas empregadas em atividades deste projeto compreende (ver <text:s/><text:span text:style-name="T13">abaixo</text:span>)</text:p>
            <text:p text:style-name="P16">Atividade: Ferramenta</text:p>
            <text:p text:style-name="P16">Gerenciamento de Teste: Rational RequisitePro</text:p>
            <text:p text:style-name="P16">Projeto de Teste: Rational Rose</text:p>
            <text:p text:style-name="P16">Gerenciamento de Projeto: Microsoft Project</text:p>
            <text:p text:style-name="P16">Ferramentas do SGBD: MySQL Control Center</text:p>
          </table:table-cell>
        </table:table-row>
      </table:table>
      <text:p text:style-name="P10"/>
      <text:p text:style-name="P11"><text:tab/>A motivação da seção anterior é caracterizar os principais testes a serem aplicados às funcionalidades do sistema e possíveis ferramentas a serem usadas. <text:s/></text:p>
      <text:p text:style-name="P11"/>
      <text:p text:style-name="P7"><text:span text:style-name="T3"><text:tab/></text:span><text:span text:style-name="T1">A seção representada no Quadro 4 apresenta a equipe de teste com respectivas funções e infra-estrutura utilizada:</text:span></text:p>
      <table:table table:name="Tabela5" table:style-name="Tabela5">
        <table:table-column table:style-name="Tabela5.A"/>
        <table:table-row>
          <table:table-cell table:style-name="Tabela5.A1" office:value-type="string">
            <text:p text:style-name="P16">Equipe e infra-estrutura: Esta seção apresenta a equipe de testes, identificando-se os papéis e responsabilidades. Além disso, a infra-estrutura existente é listada.</text:p>
          </table:table-cell>
        </table:table-row>
        <table:table-row>
          <table:table-cell table:style-name="Tabela5.A2" office:value-type="string">
            <text:p text:style-name="P16"><text:span text:style-name="T5">Equipe de teste:</text:span> <text:span text:style-name="T13">D</text:span>escreve um conjunto de papéis e respectivas responsabilidades na equipe de teste. <text:span text:style-name="T13">(ver imagem em </text:span><text:a xlink:type="simple" xlink:href="https://www.devmedia.com.br/plano-de-teste-um-mapa-essencial-para-teste-de-software/13824" text:style-name="Internet_20_link" text:visited-style-name="Visited_20_Internet_20_Link"><text:span text:style-name="T13">h</text:span></text:a><text:a xlink:type="simple" xlink:href="https://www.devmedia.com.br/plano-de-teste-um-mapa-essencial-para-teste-de-software/13824" text:style-name="Internet_20_link" text:visited-style-name="Visited_20_Internet_20_Link"><text:span text:style-name="T13">ttps://www.devmedia.com.br/plano-de-teste-um-mapa-essencial-para-teste-de-software/13824</text:span></text:a><text:span text:style-name="T13">)</text:span></text:p>
            <text:p text:style-name="P16"><text:span text:style-name="T5">Infra-estrutura:</text:span> Abaixo, é listado o conjunto de recursos disponíveis para este projeto.</text:p>
            <text:p text:style-name="P16"><text:span text:style-name="T14">1. </text:span>Servidor de Banco de Dados - MySQL DataBase Server</text:p>
            <text:p text:style-name="P16"><text:span text:style-name="T14">2. </text:span>Repositório de Testes - 4 PCs de Desenvolvimento de Teste</text:p>
          </table:table-cell>
        </table:table-row>
      </table:table>
      <text:p text:style-name="P11"/>
      <text:p text:style-name="P13">A seguir temos a Definição do cronograma (ver abaixo):</text:p>
      <table:table table:name="Tabela6" table:style-name="Tabela6">
        <table:table-column table:style-name="Tabela6.A"/>
        <table:table-row>
          <table:table-cell table:style-name="Tabela6.A1" office:value-type="string">
            <text:p text:style-name="P16"><text:span text:style-name="T16">5. </text:span>Cronograma: O cronograma da Tabela 6 <text:span text:style-name="T14">(abaixo),</text:span> contempla as atividades de testes, marcos, e respectivas datas de início e término. Este quadro não ilustra qualquer dependência entre as atividades. Caso exista, isso pode ser apresentado através de um diagrama de Gantt usando Microsoft Project.</text:p>
          </table:table-cell>
        </table:table-row>
        <table:table-row>
          <table:table-cell table:style-name="Tabela6.A2" office:value-type="string">
            <text:p text:style-name="P18">Tabela 6. Cronograma: <text:span text:style-name="T13">(ver imagem em </text:span><text:a xlink:type="simple" xlink:href="https://www.devmedia.com.br/plano-de-teste-um-mapa-essencial-para-teste-de-software/13824" text:style-name="Internet_20_link" text:visited-style-name="Visited_20_Internet_20_Link"><text:span text:style-name="T13">https://www.devmedia.com.br/plano-de-teste-um-mapa-essencial-para-teste-de-software/13824</text:span></text:a><text:span text:style-name="T13">)</text:span></text:p>
          </table:table-cell>
        </table:table-row>
      </table:table>
      <text:p text:style-name="P13"/>
      <text:p text:style-name="P10"><text:soft-page-break/><text:tab/>Perceba que o cronograma apresentado na seção 5 destaca apenas as principais atividades, caracterizando os principais marcos do projeto. Não há, contudo, a intenção aqui em ser completo, mas a de ressaltar como as informações podem ser apresentadas no plano de teste.</text:p>
      <text:p text:style-name="P10"/>
      <text:p text:style-name="P10">A seção apresentada no Quadro 6 trata de informações que são detalhadas em outros documentos:</text:p>
      <table:table table:name="Tabela7" table:style-name="Tabela7">
        <table:table-column table:style-name="Tabela7.A"/>
        <table:table-row>
          <table:table-cell table:style-name="Tabela7.A1" office:value-type="string">
            <text:p text:style-name="P19">6. Documentação complementar:</text:p>
            <text:p text:style-name="P16">Esta seção apresenta documentação de apoio, referenciando um conjunto de outros documentos que complementam e suportam as informações contidas no plano de teste.</text:p>
            <text:p text:style-name="P16">1. <text:s text:c="5"/>Documento de Requisitos do Sistema Exemplo, Versão 00.01 22/05/2009.</text:p>
            <text:p text:style-name="P16">2. <text:s text:c="5"/>Ata de Reunião – Levantamento de Requisitos do Módulo A do Sistema Exemplo, 12/05/2009.</text:p>
            <text:p text:style-name="P16">3. <text:s text:c="5"/>Ata de Reunião – Levantamento de Requisitos do Módulo B do Sistema Exemplo, 13/05/2009.</text:p>
            <text:p text:style-name="P16">4. <text:s text:c="5"/>Ata de Reunião – Levantamento de Requisitos do Módulo C do Sistema Exemplo, 14/05/2009.</text:p>
            <text:p text:style-name="P16">5. <text:s text:c="5"/>Ata de Reunião – Validação de Requisitos do Sistema Exemplo, 15/05/2009.</text:p>
            <text:p text:style-name="P16">6. <text:s text:c="5"/>Plano de Projeto do Sistema Exemplo.</text:p>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8"><text:soft-page-break/>CENÁRIOS DE TESTE</text:p>
      <text:p text:style-name="P12"/>
      <text:p text:style-name="P10"><text:tab/>Caso de Teste: conjunto de valores de entrada, pré-condições de execução, resultados esperados e pós-condições de execução, desenvolvidas para um determinado objetivo ou condição de teste. Resumindo, um Caso de Teste é um conjunto de ações e os resultados esperados para elas.</text:p>
      <text:p text:style-name="P10">Mas então, o que preciso ter para planejar os testes?</text:p>
      <text:list xml:id="list1645373213" text:style-name="L13">
        <text:list-item>
          <text:p text:style-name="P28">Ter consciência de que o objetivo do Caso de Teste é encontrar bugs;</text:p>
        </text:list-item>
        <text:list-item>
          <text:p text:style-name="P28">Ser focado e pensar em diversas situações possíveis;</text:p>
        </text:list-item>
        <text:list-item>
          <text:p text:style-name="P28">Ser detalhista (ou até perfeccionista);</text:p>
        </text:list-item>
        <text:list-item>
          <text:p text:style-name="P28">Conhecer algumas técnicas de testes (não é obrigatório, mas sempre ajuda);</text:p>
        </text:list-item>
        <text:list-item>
          <text:p text:style-name="P28">Ter visão de usuário;</text:p>
        </text:list-item>
        <text:list-item>
          <text:p text:style-name="P28">Conhecer o negócio;</text:p>
        </text:list-item>
        <text:list-item>
          <text:p text:style-name="P28">Ser crítico;</text:p>
        </text:list-item>
        <text:list-item>
          <text:p text:style-name="P28">Ser proativo.</text:p>
        </text:list-item>
      </text:list>
      <text:p text:style-name="P14">Mais em: https://medium.com/cwi-software/dicas-para-escrita-de-casos-de-teste-ccea14a7fdd9</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0T19:28:02.099607643</meta:creation-date>
    <meta:generator>LibreOffice/6.0.7.3$Linux_X86_64 LibreOffice_project/00m0$Build-3</meta:generator>
    <dc:date>2021-03-14T23:03:13.899015148</dc:date>
    <meta:editing-duration>PT7H48M29S</meta:editing-duration>
    <meta:editing-cycles>15</meta:editing-cycles>
    <meta:document-statistic meta:table-count="7" meta:image-count="0" meta:object-count="0" meta:page-count="7" meta:paragraph-count="134" meta:word-count="2442" meta:character-count="16351" meta:non-whitespace-character-count="13973"/>
  </office:meta>
</office:document-meta>
</file>